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YS Text" svg:font-family="'YS Text', apple-system, BlinkMacSystemFont, Arial, Helvetica, sans-serif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style:font-name="Liberation Serif" fo:font-size="14pt" style:font-size-asian="14pt" style:font-size-complex="14pt"/>
    </style:style>
    <style:style style:name="P3" style:family="paragraph" style:parent-style-name="Text_20_body" style:list-style-name="L1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style:font-name="Liberation Serif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.212cm" fo:margin-bottom="0.212cm" style:contextual-spacing="false" fo:text-align="justify" style:justify-single-word="false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.212cm" style:contextual-spacing="false" fo:text-align="justify" style:justify-single-word="false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9" style:family="paragraph" style:parent-style-name="Text_20_body" style:list-style-name="L2">
      <style:paragraph-properties fo:margin-left="0cm" fo:margin-right="0cm" fo:margin-top="0cm" fo:margin-bottom="0.212cm" style:contextual-spacing="false" fo:text-align="justify" style:justify-single-word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Liberation Serif" fo:font-size="14pt" style:font-size-asian="14pt" style:font-size-complex="14pt"/>
    </style:style>
    <style:style style:name="P11" style:family="paragraph" style:parent-style-name="Text_20_body" style:list-style-name="L3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.265cm" fo:margin-top="0.423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1d3b80"/>
    </style:style>
    <style:style style:name="P14" style:family="paragraph" style:parent-style-name="Text_20_body" style:list-style-name="L4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  <style:text-properties officeooo:paragraph-rsid="001d3b80"/>
    </style:style>
    <style:style style:name="P18" style:family="paragraph" style:parent-style-name="Text_20_body" style:list-style-name="L5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padding="0cm" fo:border="none"/>
      <style:text-properties officeooo:paragraph-rsid="001d3b80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</style:style>
    <style:style style:name="P20" style:family="paragraph" style:parent-style-name="Text_20_body" style:list-style-name="L6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21" style:family="paragraph" style:parent-style-name="Text_20_body" style:list-style-name="L6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22" style:family="paragraph" style:parent-style-name="Text_20_body" style:list-style-name="L7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23" style:family="paragraph" style:parent-style-name="Text_20_body" style:list-style-name="L7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24" style:family="paragraph" style:parent-style-name="Text_20_body" style:list-style-name="L8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25" style:family="paragraph" style:parent-style-name="Text_20_body" style:list-style-name="L8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26" style:family="paragraph" style:parent-style-name="Text_20_body" style:list-style-name="L9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27" style:family="paragraph" style:parent-style-name="Text_20_body" style:list-style-name="L9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officeooo:paragraph-rsid="001ea088"/>
    </style:style>
    <style:style style:name="P29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officeooo:paragraph-rsid="001ea088"/>
    </style:style>
    <style:style style:name="P30" style:family="paragraph" style:parent-style-name="Text_20_body" style:list-style-name="L10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  <style:text-properties officeooo:paragraph-rsid="001ea088"/>
    </style:style>
    <style:style style:name="P31" style:family="paragraph" style:parent-style-name="Text_20_body" style:list-style-name="L1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2" style:family="paragraph" style:parent-style-name="Text_20_body" style:list-style-name="L1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style:font-name="Liberation Serif" fo:font-size="14pt" officeooo:rsid="001ea088" officeooo:paragraph-rsid="001ea088"/>
    </style:style>
    <style:style style:name="P33" style:family="paragraph" style:parent-style-name="Text_20_body" style:list-style-name="L1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style:font-name="Liberation Serif" fo:font-size="14pt" officeooo:rsid="0021a00f" officeooo:paragraph-rsid="0021a00f"/>
    </style:style>
    <style:style style:name="P34" style:family="paragraph" style:parent-style-name="Text_20_body">
      <style:text-properties style:font-name="Liberation Serif" fo:font-size="14pt" style:font-size-asian="14pt" style:font-size-complex="14pt"/>
    </style:style>
    <style:style style:name="P35" style:family="paragraph" style:parent-style-name="Text_20_body">
      <style:paragraph-properties fo:margin-left="0cm" fo:margin-right="0.265cm" fo:margin-top="0.423cm" fo:margin-bottom="0cm" style:contextual-spacing="false" fo:text-align="justify" style:justify-single-word="false" fo:orphans="2" fo:widows="2" fo:text-indent="0cm" style:auto-text-indent="false" fo:padding="0cm" fo:border="none"/>
      <style:text-properties style:font-name="Liberation Serif" fo:font-size="14pt" officeooo:rsid="001d3b80" officeooo:paragraph-rsid="001d3b80" style:font-size-asian="14pt" style:font-size-complex="14pt"/>
    </style:style>
    <style:style style:name="T1" style:family="text">
      <style:text-properties fo:font-variant="normal" fo:text-transform="none" fo:color="#333333" loext:opacity="100%" style:font-name="Liberation Serif" fo:letter-spacing="normal" fo:font-style="normal" fo:font-weight="normal" officeooo:rsid="001d3b80" style:font-size-asian="14pt"/>
    </style:style>
    <style:style style:name="T2" style:family="text">
      <style:text-properties fo:font-variant="normal" fo:text-transform="none" fo:color="#333333" loext:opacity="100%" style:font-name="Liberation Serif" fo:letter-spacing="normal" fo:font-style="normal" fo:font-weight="normal" style:font-size-asian="14pt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1d3b80" style:font-size-asian="14pt" style:font-size-complex="14pt"/>
    </style:style>
    <style:style style:name="T10" style:family="text">
      <style:text-properties fo:font-variant="normal" fo:text-transform="none" fo:color="#333333" loext:opacity="100%" fo:letter-spacing="normal" fo:font-style="normal" fo:font-weight="normal" officeooo:rsid="0021a00f" style:font-size-asian="14pt" style:font-size-complex="14pt"/>
    </style:style>
    <style:style style:name="T11" style:family="text">
      <style:text-properties fo:font-variant="normal" fo:text-transform="none" fo:color="#333333" loext:opacity="100%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) </text:span></text:span><text:span text:style-name="Strong_20_Emphasis"><text:span text:style-name="T2">Линейный поиск</text:span></text:span><text:span text:style-name="T2"> (также известный как последовательный поиск) — </text:span><text:span text:style-name="Strong_20_Emphasis"><text:span text:style-name="T2">это алгоритм поиска элемента в списке или массиве, который последовательно проверяет каждый элемент до тех пор, пока не найдёт совпадение или не проверит все элементы</text:span></text:span><text:span text:style-name="T2">. </text:span></text:p>
      <text:p text:style-name="P2"><text:span text:style-name="T3">Он начинает с первого элемента, сравнивает его с искомым, а затем продолжает двигаться по списку, пока либо не найдёт искомый элемент, либо не достигнет конца списка. </text:span></text:p>
      <text:p text:style-name="P2"><text:span text:style-name="T3">Для работы линейного поиска не требуется сортировка данных, поэтому он используется в основном для несортированных наборов данных. </text:span></text:p>
      <text:p text:style-name="P2"><text:span text:style-name="T3">Линейный поиск имеет временную сложность O(n), где n — это количество элементов в массиве или списке. В худшем случае алгоритму потребуется проверить все n элементов, чтобы найти искомое значение или определить его отсутствие. </text:span></text:p>
      <text:p text:style-name="P2"><text:span text:style-name="Strong_20_Emphasis"><text:span text:style-name="T3">Алгоритм линейного поиска состоит из трёх частей</text:span></text:span><text:span text:style-name="T3">:</text:span></text:p>
      <text:list text:style-name="L1">
        <text:list-item>
          <text:p text:style-name="P3"><text:span text:style-name="Strong_20_Emphasis"><text:span text:style-name="T4">Начать с левой границы рассматриваемого массива</text:span></text:span><text:span text:style-name="T4"> и элемент за элементом сравнивать с искомым элементом. </text:span></text:p>
        </text:list-item>
        <text:list-item>
          <text:p text:style-name="P4"><text:span text:style-name="Strong_20_Emphasis"><text:span text:style-name="T4">Если совпадение найдено</text:span></text:span><text:span text:style-name="T4">, вернуть индекс элемента. </text:span></text:p>
        </text:list-item>
        <text:list-item>
          <text:p text:style-name="P4"><text:span text:style-name="Strong_20_Emphasis"><text:span text:style-name="T4">Если совпадений не найдено</text:span></text:span><text:span text:style-name="T4">, вернуть </text:span><text:span text:style-name="Strong_20_Emphasis"><text:span text:style-name="T4">-1</text:span></text:span><text:span text:style-name="T4">. </text:span></text:p>
        </text:list-item>
      </text:list>
      <text:p text:style-name="P5"><text:span text:style-name="T3">Как правило, поиск происходит слева направо, то есть от меньших значений аргумента к большим. </text:span></text:p>
      <text:p text:style-name="P2"><text:span text:style-name="Strong_20_Emphasis"><text:span text:style-name="T5">Бинарный поиск</text:span></text:span><text:span text:style-name="T5"> — </text:span><text:span text:style-name="Strong_20_Emphasis"><text:span text:style-name="T5">тип поискового алгоритма, который последовательно делит пополам заранее отсортированный массив данных, чтобы обнаружить нужный элемент</text:span></text:span><text:span text:style-name="T5">. </text:span></text:p>
      <text:p text:style-name="P6"><text:span text:style-name="Strong_20_Emphasis"><text:span text:style-name="T6">Принцип работы</text:span></text:span><text:span text:style-name="T6">:</text:span></text:p>
      <text:list text:style-name="L2">
        <text:list-item>
          <text:p text:style-name="P7"><text:span text:style-name="T6">Сортировать массив данных. </text:span></text:p>
        </text:list-item>
        <text:list-item>
          <text:p text:style-name="P8"><text:span text:style-name="T7">Разделить его пополам и найти середину. </text:span></text:p>
        </text:list-item>
        <text:list-item>
          <text:p text:style-name="P9"><text:span text:style-name="T6">Сравнить срединный элемент с заданным искомым элементом. </text:span></text:p>
        </text:list-item>
        <text:list-item>
          <text:p text:style-name="P9"><text:span text:style-name="T6">Если искомое число больше среднего — продолжить поиск в правой части массива (если он отсортирован по возрастанию): разделить её пополам, повторяя пункт 3. Если же заданное число меньше — алгоритм продолжит поиск в левой части массива, снова возвращаясь к пункту 3. </text:span></text:p>
        </text:list-item>
      </text:list>
      <text:p text:style-name="P10"><text:soft-page-break/><text:span text:style-name="T7">Бинарный поиск подходит для нахождения позиций элемента в упорядоченном списке: в этом случае он эффективнее линейного, поскольку массив данных на каждом шаге разделяется надвое и одна половина сразу отбрасывается. </text:span></text:p>
      <text:p text:style-name="P6"><text:span text:style-name="Strong_20_Emphasis"><text:span text:style-name="T4">Применяется в следующих случаях</text:span></text:span><text:span text:style-name="Strong_20_Emphasis"><text:span text:style-name="T8">:</text:span></text:span></text:p>
      <text:list text:style-name="L3">
        <text:list-header>
          <text:p text:style-name="P11"><text:span text:style-name="Strong_20_Emphasis"><text:span text:style-name="T4">- В базах данных</text:span></text:span><text:span text:style-name="T4">. Позволяет быстро найти записи в отсортированных полях. Например, найти конкретного пользователя в базе данных, отсортированной по идентификатору пользователя. </text:span></text:p>
          <text:p text:style-name="P12"><text:span text:style-name="Strong_20_Emphasis"><text:span text:style-name="T4">- В науке о данных</text:span></text:span><text:span text:style-name="T4">. Поиск в больших отсортированных массивах данных — распространённая задача. Например, при анализе временных рядов бинарный поиск может использоваться для поиска определённых временных меток в отсортированной последовательности событий. </text:span></text:p>
          <text:p text:style-name="P12"><text:span text:style-name="Strong_20_Emphasis"><text:span text:style-name="T9">- </text:span></text:span><text:span text:style-name="Strong_20_Emphasis"><text:span text:style-name="T4">В машинном обучении</text:span></text:span><text:span text:style-name="T4">. Алгоритмы бинарного поиска могут использоваться для оптимизации гиперпараметров путём нахождения наилучшего значения в определённом диапазоне. </text:span></text:p>
          <text:p text:style-name="P12"><text:span text:style-name="Strong_20_Emphasis"><text:span text:style-name="T4">- В компьютерной графике</text:span></text:span><text:span text:style-name="T4">. Используется в алгоритмах, в которых требуется точность и скорость. Один из примеров — трассировка лучей — техника рендеринга, используемая для моделирования взаимодействия света с объектами. </text:span></text:p>
        </text:list-header>
      </text:list>
      <text:p text:style-name="P6"><text:span text:style-name="Strong_20_Emphasis"><text:span text:style-name="T6">Недостаток</text:span></text:span><text:span text:style-name="T6">: он требует упорядочивания данных по возрастанию. </text:span></text:p>
      <text:p text:style-name="P13"><text:span text:style-name="Strong_20_Emphasis"><text:span text:style-name="T4">Временная сложность</text:span></text:span><text:span text:style-name="T4"> линейного и бинарного алгоритмов:</text:span></text:p>
      <text:list text:style-name="L4">
        <text:list-header>
          <text:p text:style-name="P14"><text:span text:style-name="Strong_20_Emphasis"><text:span text:style-name="T4">- Линейный алгоритм</text:span></text:span><text:span text:style-name="T4">: временная сложность — </text:span><text:span text:style-name="Strong_20_Emphasis"><text:span text:style-name="T4">O(N)</text:span></text:span><text:span text:style-name="T4">. В худшем сценарии для получения позиции искомого элемента перебирается набор из N элементов. Если искомый элемент оказывается последним в массиве, то для его нахождения потребуется N итераций. </text:span></text:p>
          <text:p text:style-name="P15"><text:span text:style-name="Strong_20_Emphasis"><text:span text:style-name="T4">- Бинарный алгоритм</text:span></text:span><text:span text:style-name="T4">: временная сложность — </text:span><text:span text:style-name="Strong_20_Emphasis"><text:span text:style-name="T4">O(log (N))</text:span></text:span><text:span text:style-name="T4">. Алгоритм делит массив пополам и с каждой итерацией сравнивает целевой элемент с элементом в середине. Если значение меньше среднего элемента, поиск продолжается в левой половине, иначе — в правой. </text:span></text:p>
        </text:list-header>
      </text:list>
      <text:p text:style-name="P16"><text:span text:style-name="Strong_20_Emphasis"><text:span text:style-name="T4">Пространственная сложность</text:span></text:span><text:span text:style-name="T4"> линейного алгоритма: </text:span><text:span text:style-name="Strong_20_Emphasis"><text:span text:style-name="T4">O(1)</text:span></text:span><text:span text:style-name="T4">. Для хранения искомого элемента требуется всего одна единица памяти, что не зависит от размера входного массива. </text:span></text:p>
      <text:list text:style-name="L5">
        <text:list-header>
          <text:p text:style-name="P17"><text:span text:style-name="Strong_20_Emphasis"><text:span text:style-name="T4">- Пространственная сложность</text:span></text:span><text:span text:style-name="T4"> бинарного алгоритма (итеративного): </text:span><text:span text:style-name="Strong_20_Emphasis"><text:span text:style-name="T4">O(1)</text:span></text:span><text:span text:style-name="T4">. Для хранения искомого элемента нужна одна единица пространства. Для </text:span><text:soft-page-break/><text:span text:style-name="T4">рекурсивного двоичного поиска (который хранит вызов метода в стеке) в худшем случае пространственная сложность — </text:span><text:span text:style-name="Strong_20_Emphasis"><text:span text:style-name="T4">O(log (N))</text:span></text:span><text:span text:style-name="T4">.</text:span></text:p>
          <text:p text:style-name="P18"><text:span text:style-name="Strong_20_Emphasis"><text:span text:style-name="T9">Линейный поиск</text:span></text:span><text:span text:style-name="T9"> последовательно проверяет каждый элемент массива или списка, начиная с первого, пока не найдёт искомый элемент или не дойдёт до конца.  </text:span></text:p>
        </text:list-header>
      </text:list>
      <text:p text:style-name="P19"><text:span text:style-name="Strong_20_Emphasis"><text:span text:style-name="T4">Преимущества</text:span></text:span><text:span text:style-name="T4">:</text:span></text:p>
      <text:list text:style-name="L6">
        <text:list-header>
          <text:p text:style-name="P20"><text:span text:style-name="T3">- простота реализации; </text:span></text:p>
          <text:p text:style-name="P21"><text:span text:style-name="T3">- нет требований к данным, может применяться к неотсортированным; </text:span></text:p>
          <text:p text:style-name="P21"><text:span text:style-name="T3">- подходит для небольших массивов. </text:span></text:p>
        </text:list-header>
      </text:list>
      <text:p text:style-name="P19"><text:span text:style-name="Strong_20_Emphasis"><text:span text:style-name="T4">Недостатки</text:span></text:span><text:span text:style-name="T4">:</text:span></text:p>
      <text:list text:style-name="L7">
        <text:list-header>
          <text:p text:style-name="P22"><text:span text:style-name="T3">- низкая эффективность для больших массивов; </text:span></text:p>
          <text:p text:style-name="P23"><text:span text:style-name="T3">- длительное время выполнения, особенно если искомый элемент находится ближе к концу массива или отсутствует. </text:span></text:p>
        </text:list-header>
      </text:list>
      <text:p text:style-name="P19"><text:span text:style-name="Strong_20_Emphasis"><text:span text:style-name="T4">Бинарный поиск</text:span></text:span><text:span text:style-name="T4"> делит массив на две части и сравнивает искомый элемент с элементом в середине массива. Если искомый элемент меньше, поиск продолжается в левой части, если больше — в правой. Процесс повторяется до тех пор, пока элемент не будет найден или не станет ясно, что его нет в массиве. </text:span></text:p>
      <text:p text:style-name="P19"><text:span text:style-name="Strong_20_Emphasis"><text:span text:style-name="T4">Преимущества</text:span></text:span><text:span text:style-name="T4">:</text:span></text:p>
      <text:list text:style-name="L8">
        <text:list-header>
          <text:p text:style-name="P24"><text:span text:style-name="T3">- высокая эффективность для больших массивов; </text:span></text:p>
          <text:p text:style-name="P25"><text:span text:style-name="T3">- быстрое выполнение при работе с большими отсортированными массивами. </text:span></text:p>
        </text:list-header>
      </text:list>
      <text:p text:style-name="P19"><text:span text:style-name="Strong_20_Emphasis"><text:span text:style-name="T4">Недостатки</text:span></text:span><text:span text:style-name="T4">:</text:span></text:p>
      <text:list text:style-name="L9">
        <text:list-header>
          <text:p text:style-name="P26"><text:span text:style-name="T3">- требование отсортированных данных, что может потребовать дополнительного времени на предварительную сортировку; </text:span></text:p>
          <text:p text:style-name="P27"><text:span text:style-name="T3">- сложность реализации по сравнению с линейным поиском. </text:span></text:p>
        </text:list-header>
      </text:list>
      <text:p text:style-name="P19"><text:span text:style-name="T4">Таким образом, </text:span><text:span text:style-name="Strong_20_Emphasis"><text:span text:style-name="T4">линейный поиск</text:span></text:span><text:span text:style-name="T4"> лучше подходит для случаев, когда данные не отсортированы или их мало, а </text:span><text:span text:style-name="Strong_20_Emphasis"><text:span text:style-name="T4">бинарный поиск</text:span></text:span><text:span text:style-name="T4"> — когда данные уже отсортированы или их можно подготовить, и важна высокая скорость поиска.  </text:span></text:p>
      <text:p text:style-name="P28"><text:span text:style-name="Strong_20_Emphasis"><text:span text:style-name="T4">Отладка</text:span></text:span><text:span text:style-name="T4"> — это этап разработки компьютерной программы, на котором обнаруживают, локализуют и устраняют ошибки. </text:span></text:p>
      <text:p text:style-name="P29"><text:span text:style-name="Strong_20_Emphasis"><text:span text:style-name="T4">Инструменты для отладки</text:span></text:span><text:span text:style-name="T4">:</text:span></text:p>
      <text:list text:style-name="L10">
        <text:list-header>
          <text:p text:style-name="P30"><text:soft-page-break/><text:span text:style-name="Strong_20_Emphasis"><text:span text:style-name="T4">Отладчики</text:span></text:span><text:span text:style-name="T4">. Позволяют программисту наблюдать за выполнением исследуемой программы, останавливать и перезапускать её, прогонять в замедленном темпе, изменять значения в памяти и даже возвращать назад по времени. </text:span></text:p>
          <text:p text:style-name="P31"><text:span text:style-name="Strong_20_Emphasis"><text:span text:style-name="T4">Профилировщики</text:span></text:span><text:span text:style-name="T4">. Позволяют определить, сколько времени выполняется тот или иной участок кода. </text:span></text:p>
          <text:p text:style-name="P31"><text:span text:style-name="Strong_20_Emphasis"><text:span text:style-name="T4">Анализ покрытия</text:span></text:span><text:span text:style-name="T4">. Позволяет выявить неисполняемые участки кода. </text:span></text:p>
          <text:p text:style-name="P31"><text:span text:style-name="Strong_20_Emphasis"><text:span text:style-name="T4">API логгеры</text:span></text:span><text:span text:style-name="T4">. Позволяют отследить взаимодействие программы и Windows API при помощи записи сообщений Windows в лог. </text:span></text:p>
          <text:p text:style-name="P31"><text:span text:style-name="Strong_20_Emphasis"><text:span text:style-name="T4">Дизассемблеры</text:span></text:span><text:span text:style-name="T4">. Позволяют посмотреть ассемблерный код исполняемого файла. </text:span></text:p>
          <text:p text:style-name="P31"><text:span text:style-name="Strong_20_Emphasis"><text:span text:style-name="T4">Снифферы</text:span></text:span><text:span text:style-name="T4">. Помогают отследить сетевой трафик, генерируемый программой. </text:span></text:p>
          <text:p text:style-name="P31"><text:span text:style-name="Strong_20_Emphasis"><text:span text:style-name="T4">Снифферы аппаратных интерфейсов</text:span></text:span><text:span text:style-name="T4">. Позволяют увидеть данные, которыми обмениваются система и устройство. </text:span></text:p>
          <text:p text:style-name="P31"><text:span text:style-name="Strong_20_Emphasis"><text:span text:style-name="T4">Логи системы</text:span></text:span><text:span text:style-name="T4">. </text:span></text:p>
          <text:p text:style-name="P32"><text:span text:style-name="T10">2) </text:span><text:span text:style-name="T11">Практическая часть</text:span></text:p>
          <text:p text:style-name="P33"><text:span text:style-name="T11"/></text:p>
        </text:list-header>
      </text:list>
      <text:p text:style-name="P34"><text:line-break/></text:p>
      <text:p text:style-name="P35"/>
      <text:p text:style-name="P2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8:10:04.109928974</meta:creation-date>
    <dc:date>2025-03-21T09:28:01.291881667</dc:date>
    <meta:editing-duration>PT42M42S</meta:editing-duration>
    <meta:editing-cycles>1</meta:editing-cycles>
    <meta:document-statistic meta:table-count="0" meta:image-count="0" meta:object-count="0" meta:page-count="4" meta:paragraph-count="56" meta:word-count="813" meta:character-count="5959" meta:non-whitespace-character-count="5173"/>
    <meta:generator>LibreOffice/24.8.3.2$Linux_X86_64 LibreOffice_project/480$Build-2</meta:generator>
  </office:meta>
</office:document-meta>
</file>